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heads_20_1" draw:fill="solid"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wrap-option="no-wrap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start="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1cm"/>
    </style:style>
    <style:style style:name="gr8" style:family="graphic" style:parent-style-name="standard">
      <style:graphic-properties draw:stroke="none" svg:stroke-color="#000000" draw:fill="none" draw:fill-color="#ffffff" fo:min-height="10.0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32pt" style:font-size-asian="32pt" style:font-size-complex="32pt"/>
    </style:style>
    <style:style style:name="P3" style:family="paragraph">
      <style:paragraph-properties fo:text-align="center"/>
      <style:text-properties fo:font-family="'Times New Roman'" style:font-family-generic="roman" fo:font-size="48pt" style:font-size-asian="48pt" style:font-size-complex="48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family="'Times New Roman'" style:font-family-generic="roman" fo:font-size="32pt" style:font-size-asian="32pt" style:font-size-complex="32pt"/>
    </style:style>
    <style:style style:name="T1" style:family="text">
      <style:text-properties fo:font-family="'Times New Roman'" style:font-family-generic="roman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'Times New Roman'" style:font-family-generic="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2cm" svg:height="8cm" svg:x="9.189cm" svg:y="11.186cm">
          <text:p text:style-name="P1"><text:span text:style-name="T1">Виділити пам'ять на відеокарті для <text:s/>зображення, ІЗ та інших буфері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12cm" svg:height="8cm" svg:x="9.193cm" svg:y="21.321cm">
          <text:p text:style-name="P1"><text:span text:style-name="T1">Обрахувати позиції усіх вікон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12cm" svg:height="8cm" svg:x="9.193cm" svg:y="53.324cm">
          <text:p text:style-name="P1"><text:span text:style-name="T1">Обрахувати значення середнього квадратичного відхилення для кожного вікн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12cm" svg:height="8cm" svg:x="35.925cm" svg:y="50.911cm">
          <text:p text:style-name="P1"><text:span text:style-name="T1">Провести ущільнення масиву позицій вікон та масиву середніх квадратичних відхилен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12cm" svg:height="8cm" svg:x="35.925cm" svg:y="41.006cm">
          <text:p text:style-name="P1"><text:span text:style-name="T1">Знайти кумулятивну суму результуючого масив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12cm" svg:height="8cm" svg:x="35.925cm" svg:y="30.846cm">
          <text:p text:style-name="P1"><text:span text:style-name="T1">Провести етап класифікації для кожного вікна паралельн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12cm" svg:height="8cm" svg:x="9.193cm" svg:y="42.91cm">
          <text:p text:style-name="P1"><text:span text:style-name="T1">Розмістити позиції вікон у пам'яті відеокарт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12cm" svg:height="8cm" svg:x="9.193cm" svg:y="31.988cm">
          <text:p text:style-name="P1"><text:span text:style-name="T1">Обрахувати інтегральні зображенн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9" draw:id="id9" draw:layer="layout" svg:width="12cm" svg:height="8cm" svg:x="35.925cm" svg:y="11.414cm">
          <text:p text:style-name="P1"><text:span text:style-name="T1">Чи </text:span></text:p>
          <text:p text:style-name="P1"><text:span text:style-name="T1">залишились </text:span></text:p>
          <text:p text:style-name="P1"><text:span text:style-name="T1">необроблені</text:span></text:p>
          <text:p text:style-name="P1"><text:span text:style-name="T1"><text:s/></text:span><text:span text:style-name="T1">етапи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0" draw:id="id10" draw:layer="layout" svg:width="12cm" svg:height="8cm" svg:x="35.925cm" svg:y="21.32cm">
          <text:p text:style-name="P1"><text:span text:style-name="T1">Чи </text:span></text:p>
          <text:p text:style-name="P1"><text:span text:style-name="T1">залишились </text:span></text:p>
          <text:p text:style-name="P1"><text:span text:style-name="T1">необроблені </text:span></text:p>
          <text:p text:style-name="P1"><text:span text:style-name="T1">позиції </text:span></text:p>
          <text:p text:style-name="P1"><text:span text:style-name="T1">вікон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" draw:id="id1" draw:layer="layout" svg:width="12cm" svg:height="4cm" svg:x="9.19cm" svg:y="5cm">
          <text:p text:style-name="P1"><text:span text:style-name="T1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14" draw:id="id14" draw:layer="layout" svg:width="12cm" svg:height="4cm" svg:x="35.925cm" svg:y="64.627cm">
          <text:p text:style-name="P1"><text:span text:style-name="T1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xml:id="id7" draw:id="id7" draw:layer="layout" svg:width="4cm" svg:height="4cm" svg:x="13.192cm" svg:y="63.2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xml:id="id8" draw:id="id8" draw:layer="layout" svg:width="4cm" svg:height="4cm" svg:x="39.93cm" svg:y="5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svg:x1="15.19cm" svg:y1="9cm" svg:x2="15.189cm" svg:y2="11.186cm" draw:start-shape="id1" draw:start-glue-point="6" draw:end-shape="id2" draw:end-glue-point="4" svg:d="m15190 9000v1094h-1v1092" svg:viewBox="0 0 2 2187">
          <text:p/>
        </draw:connector>
        <draw:connector draw:style-name="gr5" draw:text-style-name="P1" draw:layer="layout" svg:x1="15.189cm" svg:y1="19.186cm" svg:x2="15.193cm" svg:y2="21.321cm" draw:start-shape="id2" draw:start-glue-point="6" draw:end-shape="id3" draw:end-glue-point="4" svg:d="m15189 19186v1068h4v1067" svg:viewBox="0 0 5 2136">
          <text:p/>
        </draw:connector>
        <draw:connector draw:style-name="gr5" draw:text-style-name="P1" draw:layer="layout" svg:x1="15.193cm" svg:y1="29.321cm" svg:x2="15.193cm" svg:y2="31.988cm" draw:start-shape="id3" draw:start-glue-point="6" draw:end-shape="id4" draw:end-glue-point="4" svg:d="m15193 29321v2667" svg:viewBox="0 0 1 2668">
          <text:p/>
        </draw:connector>
        <draw:connector draw:style-name="gr5" draw:text-style-name="P1" draw:layer="layout" svg:x1="15.193cm" svg:y1="39.988cm" svg:x2="15.193cm" svg:y2="42.91cm" draw:start-shape="id4" draw:start-glue-point="6" draw:end-shape="id5" svg:d="m15193 39988v2922" svg:viewBox="0 0 1 2923">
          <text:p/>
        </draw:connector>
        <draw:connector draw:style-name="gr5" draw:text-style-name="P1" draw:layer="layout" svg:x1="15.193cm" svg:y1="50.91cm" svg:x2="15.193cm" svg:y2="53.324cm" draw:start-shape="id5" draw:start-glue-point="6" draw:end-shape="id6" draw:end-glue-point="4" svg:d="m15193 50910v2414" svg:viewBox="0 0 1 2415">
          <text:p/>
        </draw:connector>
        <draw:connector draw:style-name="gr5" draw:text-style-name="P1" draw:layer="layout" svg:x1="15.193cm" svg:y1="61.324cm" svg:x2="15.192cm" svg:y2="63.23cm" draw:start-shape="id6" draw:start-glue-point="6" draw:end-shape="id7" svg:d="m15193 61324v954h-1v952" svg:viewBox="0 0 2 1907">
          <text:p/>
        </draw:connector>
        <draw:connector draw:style-name="gr5" draw:text-style-name="P1" xml:id="id16" draw:id="id16" draw:layer="layout" svg:x1="41.93cm" svg:y1="9cm" svg:x2="41.925cm" svg:y2="11.414cm" draw:start-shape="id8" draw:start-glue-point="8" draw:end-shape="id9" draw:end-glue-point="4" svg:d="m41930 9000v1208h-5v1206" svg:viewBox="0 0 6 2415">
          <text:p/>
        </draw:connector>
        <draw:connector draw:style-name="gr5" draw:text-style-name="P1" draw:layer="layout" svg:x1="41.925cm" svg:y1="19.414cm" svg:x2="41.925cm" svg:y2="21.32cm" draw:start-shape="id9" draw:start-glue-point="6" draw:end-shape="id10" svg:d="m41925 19414v1906" svg:viewBox="0 0 1 1907">
          <text:p/>
        </draw:connector>
        <draw:connector draw:style-name="gr5" draw:text-style-name="P1" draw:layer="layout" svg:x1="41.925cm" svg:y1="29.32cm" svg:x2="41.925cm" svg:y2="30.846cm" draw:start-shape="id10" draw:start-glue-point="6" draw:end-shape="id11" draw:end-glue-point="4" svg:d="m41925 29320v1526" svg:viewBox="0 0 1 1527">
          <text:p/>
        </draw:connector>
        <draw:connector draw:style-name="gr5" draw:text-style-name="P1" draw:layer="layout" svg:x1="41.925cm" svg:y1="38.846cm" svg:x2="41.925cm" svg:y2="41.006cm" draw:start-shape="id11" draw:start-glue-point="6" draw:end-shape="id12" draw:end-glue-point="4" svg:d="m41925 38846v2160" svg:viewBox="0 0 1 2161">
          <text:p/>
        </draw:connector>
        <draw:connector draw:style-name="gr5" draw:text-style-name="P1" draw:layer="layout" svg:x1="41.925cm" svg:y1="49.006cm" svg:x2="41.925cm" svg:y2="50.911cm" draw:start-shape="id12" draw:start-glue-point="6" draw:end-shape="id13" draw:end-glue-point="4" svg:d="m41925 49006v1905" svg:viewBox="0 0 1 1906">
          <text:p/>
        </draw:connector>
        <draw:connector draw:style-name="gr5" draw:text-style-name="P1" xml:id="id15" draw:id="id15" draw:layer="layout" svg:x1="41.925cm" svg:y1="58.911cm" svg:x2="41.925cm" svg:y2="64.627cm" draw:start-shape="id13" draw:start-glue-point="6" draw:end-shape="id14" draw:end-glue-point="0" svg:d="m41925 58911v5716" svg:viewBox="0 0 1 5717">
          <text:p/>
        </draw:connector>
        <draw:connector draw:style-name="gr5" draw:text-style-name="P1" draw:layer="layout" draw:line-skew="-2.293cm" svg:x1="35.925cm" svg:y1="25.32cm" svg:x2="41.925cm" svg:y2="61.769cm" draw:start-shape="id10" draw:start-glue-point="5" draw:end-shape="id15" draw:end-glue-point="0" svg:d="m35925 25320h-2794v36449h8794" svg:viewBox="0 0 8795 36450">
          <text:p/>
        </draw:connector>
        <draw:connector draw:style-name="gr5" draw:text-style-name="P1" draw:layer="layout" draw:line-skew="-5.087cm" svg:x1="35.925cm" svg:y1="15.414cm" svg:x2="41.88cm" svg:y2="63.274cm" draw:start-shape="id9" draw:start-glue-point="5" svg:d="m35925 15414h-5588v47860h11543" svg:viewBox="0 0 11544 47861">
          <text:p/>
        </draw:connector>
        <draw:connector draw:style-name="gr6" draw:text-style-name="P1" xml:id="id17" draw:id="id17" draw:layer="layout" draw:type="lines" svg:x1="41.927cm" svg:y1="10.208cm" svg:x2="53.022cm" svg:y2="10.213cm" draw:start-shape="id16" draw:start-glue-point="0" svg:d="m41927 10208h504l10591 5v0" svg:viewBox="0 0 11096 6">
          <text:p/>
        </draw:connector>
        <draw:connector draw:style-name="gr6" draw:text-style-name="P1" draw:layer="layout" draw:type="lines" svg:x1="53.022cm" svg:y1="10.213cm" svg:x2="53.022cm" svg:y2="60.59cm" draw:start-shape="id17" draw:start-glue-point="3" draw:end-shape="id18" draw:end-glue-point="3" svg:d="m53022 10213v501 49375 501" svg:viewBox="0 0 1 50378">
          <text:p/>
        </draw:connector>
        <draw:connector draw:style-name="gr6" draw:text-style-name="P1" xml:id="id18" draw:id="id18" draw:layer="layout" draw:type="lines" svg:x1="41.91cm" svg:y1="60.59cm" svg:x2="53.022cm" svg:y2="60.59cm" svg:d="m41910 60590v0h11112v0" svg:viewBox="0 0 11113 1">
          <text:p/>
        </draw:connector>
        <draw:connector draw:style-name="gr6" draw:text-style-name="P1" draw:layer="layout" draw:type="line" svg:x1="41.927cm" svg:y1="10.208cm" svg:x2="42.968cm" svg:y2="9.366cm" draw:start-shape="id16" draw:start-glue-point="0" svg:d="m41927 10208 1041-842" svg:viewBox="0 0 1042 843">
          <text:p/>
        </draw:connector>
        <draw:connector draw:style-name="gr6" draw:text-style-name="P1" draw:layer="layout" draw:type="line" svg:x1="41.927cm" svg:y1="10.208cm" svg:x2="42.915cm" svg:y2="11.059cm" draw:start-shape="id16" draw:start-glue-point="0" svg:d="m41927 10208 988 851" svg:viewBox="0 0 989 852">
          <text:p/>
        </draw:connector>
        <draw:frame draw:style-name="gr7" draw:text-style-name="P5" draw:layer="layout" svg:width="2.286cm" svg:height="1.505cm" svg:x="41.894cm" svg:y="29.194cm">
          <draw:text-box>
            <text:p text:style-name="P5"><text:span text:style-name="T3">Так</text:span></text:p>
          </draw:text-box>
        </draw:frame>
        <draw:frame draw:style-name="gr7" draw:text-style-name="P5" draw:layer="layout" svg:width="2.286cm" svg:height="1.505cm" svg:x="34.274cm" svg:y="23.752cm">
          <draw:text-box>
            <text:p text:style-name="P5"><text:span text:style-name="T3">Ні</text:span></text:p>
          </draw:text-box>
        </draw:frame>
        <draw:frame draw:style-name="gr7" draw:text-style-name="P5" draw:layer="layout" svg:width="2.286cm" svg:height="1.505cm" svg:x="41.894cm" svg:y="19.561cm">
          <draw:text-box>
            <text:p text:style-name="P5"><text:span text:style-name="T3">Так</text:span></text:p>
          </draw:text-box>
        </draw:frame>
        <draw:frame draw:style-name="gr7" draw:text-style-name="P5" draw:layer="layout" svg:width="2.286cm" svg:height="1.505cm" svg:x="34.147cm" svg:y="13.973cm">
          <draw:text-box>
            <text:p text:style-name="P5"><text:span text:style-name="T3">Ні</text:span></text:p>
          </draw:text-box>
        </draw:frame>
        <draw:frame draw:style-name="gr8" draw:text-style-name="P5" draw:layer="layout" svg:width="22.86cm" svg:height="10.283cm" svg:x="34.02cm" svg:y="74.918cm">
          <draw:text-box>
            <text:p text:style-name="P5"><text:span text:style-name="T3">ПЗКС.045490-06-99</text:span></text:p>
            <text:p text:style-name="P5"><text:span text:style-name="T3">Система розпізнавання графічних образів на основі використання графічних процесорів.</text:span></text:p>
            <text:p text:style-name="P5"><text:span text:style-name="T3">Виявлення облич на GPU. Схема алгоритм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Short_20_line_20_Arrow" draw:display-name="Short line Arrow" svg:viewBox="0 0 3000 3000" svg:d="m1500 0 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Short_20_line_20_Arrow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h Palianytsia</meta:initial-creator>
    <meta:creation-date>2013-06-12T17:51:17</meta:creation-date>
    <dc:date>2013-06-12T19:53:20</dc:date>
    <dc:creator>Oleh Palianytsia</dc:creator>
    <meta:editing-duration>PT31M9S</meta:editing-duration>
    <meta:editing-cycles>5</meta:editing-cycles>
    <meta:generator>LibreOffice/3.6$Linux_x86 LibreOffice_project/360m1$Build-2</meta:generator>
    <meta:document-statistic meta:object-count="38"/>
  </office:meta>
</office:document-meta>
</file>